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691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691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691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691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691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691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691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691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691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691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691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691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691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691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691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691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691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hristopher Jose Barreto Marc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6/7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7389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derson Josè  Barreto Rondò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6550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5.1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1" meta:non-whitespace-character-count="1003"/>
    <meta:template xlink:type="simple" xlink:actuate="onRequest" xlink:title="Normal" xlink:href=""/>
  </office:meta>
</office:document-meta>
</file>